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eccc" officeooo:paragraph-rsid="0011eccc"/>
    </style:style>
    <style:style style:name="P2" style:family="paragraph" style:parent-style-name="Standard">
      <style:text-properties fo:font-weight="bold" officeooo:rsid="0011eccc" officeooo:paragraph-rsid="0011eccc" style:font-weight-asian="bold" style:font-weight-complex="bold"/>
    </style:style>
    <style:style style:name="P3" style:family="paragraph" style:parent-style-name="Standard">
      <style:text-properties fo:font-weight="bold" officeooo:rsid="001264ac" officeooo:paragraph-rsid="001264ac" style:font-weight-asian="bold" style:font-weight-complex="bold"/>
    </style:style>
    <style:style style:name="P4" style:family="paragraph" style:parent-style-name="Standard">
      <style:text-properties fo:font-weight="normal" officeooo:rsid="0011eccc" officeooo:paragraph-rsid="0011eccc" style:font-weight-asian="normal" style:font-weight-complex="normal"/>
    </style:style>
    <style:style style:name="P5" style:family="paragraph" style:parent-style-name="Standard">
      <style:text-properties fo:font-weight="normal" officeooo:rsid="001264ac" officeooo:paragraph-rsid="001264ac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11eccc" officeooo:paragraph-rsid="0011eccc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264ac" officeooo:paragraph-rsid="001264ac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264ac" officeooo:paragraph-rsid="001264ac" style:font-weight-asian="normal" style:font-weight-complex="normal"/>
    </style:style>
    <style:style style:name="P9" style:family="paragraph" style:parent-style-name="Standard">
      <style:text-properties officeooo:rsid="0015cb8a" officeooo:paragraph-rsid="0015cb8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officeooo:rsid="001264ac"/>
    </style:style>
    <style:style style:name="T8" style:family="text">
      <style:text-properties style:text-underline-style="dotted" style:text-underline-width="auto" style:text-underline-color="font-color" officeooo:rsid="00126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3</text:p>
      <text:p text:style-name="P1"/>
      <text:p text:style-name="P9">Ángel García Pérez 1ºDAW 24/25</text:p>
      <text:p text:style-name="P9"/>
      <text:p text:style-name="P1"/>
      <text:p text:style-name="P1"/>
      <text:p text:style-name="P2">Ejercicio 1</text:p>
      <text:p text:style-name="P2"/>
      <text:p text:style-name="P4">Futbolistas (<text:span text:style-name="T2">#id</text:span><text:span text:style-name="T4">, nombre, </text:span><text:span text:style-name="T7">precio, fecha_contrato, comision, </text:span><text:span text:style-name="T8">representante_id</text:span><text:span text:style-name="T4">)</text:span></text:p>
      <text:p text:style-name="P4"/>
      <text:p text:style-name="P4">Representantes (<text:span text:style-name="T2">#id</text:span><text:span text:style-name="T4">, nombre)</text:span></text:p>
      <text:p text:style-name="P4"/>
      <text:p text:style-name="P2"/>
      <text:p text:style-name="P2"/>
      <text:p text:style-name="P2">Ejercicio 2</text:p>
      <text:p text:style-name="P2"/>
      <text:p text:style-name="P4">Futbolistas (<text:span text:style-name="T2">#id</text:span><text:span text:style-name="T4">, nombre)</text:span></text:p>
      <text:p text:style-name="P4"/>
      <text:p text:style-name="P4">Representantes (<text:span text:style-name="T2">#id</text:span><text:span text:style-name="T4">, nombre)</text:span></text:p>
      <text:p text:style-name="P4"/>
      <text:p text:style-name="P4">Jugador_tiene_representante (<text:span text:style-name="T2">#futbolista_id, #representante_id</text:span><text:span text:style-name="T4">, fecha_contrato, comision)</text:span></text:p>
      <text:p text:style-name="P4"/>
      <text:p text:style-name="P4">futbolista_id → Futbolistas (not null, B:C, M:C)</text:p>
      <text:p text:style-name="P6">representante_id → Representantes (null, B:C, M:C)</text:p>
      <text:p text:style-name="P4"><text:span text:style-name="T6"/></text:p>
      <text:p text:style-name="P4"><text:span text:style-name="T6"/></text:p>
      <text:p text:style-name="P4"><text:span text:style-name="T6"/></text:p>
      <text:p text:style-name="P7">Ejercicio 3</text:p>
      <text:p text:style-name="P5"><text:span text:style-name="T6"/></text:p>
      <text:p text:style-name="P5"><text:span text:style-name="T4">Profesores (</text:span><text:span text:style-name="T2">#id</text:span><text:span text:style-name="T4">, asignatura)</text:span></text:p>
      <text:p text:style-name="P5"/>
      <text:p text:style-name="P5">Asignaturas (<text:span text:style-name="T2">#id</text:span><text:span text:style-name="T4">, especialidad, nombre)</text:span></text:p>
      <text:p text:style-name="P5"/>
      <text:p text:style-name="P5"/>
      <text:p text:style-name="P5"/>
      <text:p text:style-name="P3">Ejercicio 4</text:p>
      <text:p text:style-name="P3"><text:span text:style-name="T3"/></text:p>
      <text:p text:style-name="P3"><text:span text:style-name="T3">Corredores (</text:span><text:span text:style-name="T1">#id</text:span><text:span text:style-name="T5">, nombre, fechaNac)</text:span></text:p>
      <text:p text:style-name="P3"><text:span text:style-name="T5">telefonos (</text:span><text:span text:style-name="T1">#corredor_id</text:span><text:span text:style-name="T5">, telefono)</text:span></text:p>
      <text:p text:style-name="P3"><text:span text:style-name="T5"/></text:p>
      <text:p text:style-name="P3"><text:span text:style-name="T5">Clubs (</text:span><text:span text:style-name="T1">#id</text:span><text:span text:style-name="T5">, ciudad, nombre)</text:span></text:p>
      <text:p text:style-name="P3"><text:span text:style-name="T5"/></text:p>
      <text:p text:style-name="P3"><text:span text:style-name="T5">Corredor_pertenece_club → (</text:span><text:span text:style-name="T1">#corredor_id, club_id</text:span><text:span text:style-name="T5">, fecha)</text:span></text:p>
      <text:p text:style-name="P8">corredor_id <text:s/>→ Corredor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07:07.154000000</meta:creation-date>
    <dc:date>2024-11-25T18:28:43.902000000</dc:date>
    <meta:editing-duration>PT24M17S</meta:editing-duration>
    <meta:editing-cycles>4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20" meta:word-count="75" meta:character-count="676" meta:non-whitespace-character-count="619"/>
  </office:meta>
</office:document-meta>
</file>